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helvetica, sans-serif"/>
    <style:font-face style:name="Nimbus Sans L" svg:font-family="'Nimbus Sans L'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64cm" style:rel-column-width="13354*"/>
    </style:style>
    <style:style style:name="Table2.B" style:family="table-column">
      <style:table-column-properties style:column-width="13.536cm" style:rel-column-width="52181*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arial" fo:font-size="24pt" fo:letter-spacing="normal" fo:font-style="normal" fo:font-weight="normal" officeooo:rsid="000fe0f8" officeooo:paragraph-rsid="000fe0f8" style:font-size-asian="24pt" style:font-size-complex="24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arial" fo:font-size="20pt" fo:letter-spacing="normal" fo:font-style="normal" fo:font-weight="normal" officeooo:rsid="000fe0f8" officeooo:paragraph-rsid="000fe0f8" style:font-size-asian="20pt" style:font-size-complex="20pt"/>
    </style:style>
    <style:style style:name="P3" style:family="paragraph" style:parent-style-name="Table_20_Contents">
      <style:text-properties fo:font-size="20pt" style:font-size-asian="20pt" style:font-size-complex="20pt"/>
    </style:style>
    <style:style style:name="P4" style:family="paragraph" style:parent-style-name="Table_20_Contents">
      <style:text-properties fo:font-size="20pt" officeooo:rsid="000fe0f8" officeooo:paragraph-rsid="000fe0f8" style:font-size-asian="20pt" style:font-size-complex="20pt"/>
    </style:style>
    <style:style style:name="P5" style:family="paragraph" style:parent-style-name="Table_20_Contents">
      <style:text-properties fo:font-size="20pt" officeooo:paragraph-rsid="000fe0f8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mmand</text:p>
          </table:table-cell>
          <table:table-cell table:style-name="Table1.B1" office:value-type="string">
            <text:p text:style-name="P2">Argument</text:p>
          </table:table-cell>
        </table:table-row>
        <table:table-row>
          <table:table-cell table:style-name="Table1.A6" office:value-type="string">
            <text:p text:style-name="P4">Forward</text:p>
          </table:table-cell>
          <table:table-cell table:style-name="Table1.B6" office:value-type="string">
            <text:p text:style-name="P4">Number of steps</text:p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3"/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3"/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3"/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5"/>
          </table:table-cell>
        </table:table-row>
      </table:table>
      <text:p text:style-name="P1"/>
      <text:p text:style-name="P1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Number</text:p>
          </table:table-cell>
          <table:table-cell table:style-name="Table2.B1" office:value-type="string">
            <text:p text:style-name="P2">Commands</text:p>
          </table:table-cell>
        </table:table-row>
        <table:table-row>
          <table:table-cell table:style-name="Table2.A10" office:value-type="string">
            <text:p text:style-name="P4">1</text:p>
          </table:table-cell>
          <table:table-cell table:style-name="Table2.B10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4">2</text:p>
          </table:table-cell>
          <table:table-cell table:style-name="Table2.B10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4">3</text:p>
          </table:table-cell>
          <table:table-cell table:style-name="Table2.B10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4">4</text:p>
          </table:table-cell>
          <table:table-cell table:style-name="Table2.B10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4">5</text:p>
          </table:table-cell>
          <table:table-cell table:style-name="Table2.B10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4">6</text:p>
          </table:table-cell>
          <table:table-cell table:style-name="Table2.B10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4">7</text:p>
          </table:table-cell>
          <table:table-cell table:style-name="Table2.B10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4">8</text:p>
          </table:table-cell>
          <table:table-cell table:style-name="Table2.B10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4">9</text:p>
          </table:table-cell>
          <table:table-cell table:style-name="Table2.B10" office:value-type="string">
            <text:p text:style-name="P5"/>
          </table:table-cell>
        </table:table-row>
        <table:table-row>
          <table:table-cell table:style-name="Table2.A11" office:value-type="string">
            <text:p text:style-name="P4">10</text:p>
          </table:table-cell>
          <table:table-cell table:style-name="Table2.B1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helvetica, sans-serif"/>
    <style:font-face style:name="Nimbus Sans L" svg:font-family="'Nimbus Sans L'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Nimbus Sans 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Sans 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20:42:52</meta:creation-date>
    <meta:editing-duration>P0D</meta:editing-duration>
    <meta:editing-cycles>3</meta:editing-cycles>
    <meta:generator>LibreOffice/3.6$Linux_x86 LibreOffice_project/360m1$Build-2</meta:generator>
    <meta:initial-creator>matthew </meta:initial-creator>
    <dc:date>2014-01-18T12:55:59</dc:date>
    <dc:creator>matthew </dc:creator>
    <meta:document-statistic meta:table-count="2" meta:image-count="0" meta:object-count="0" meta:page-count="1" meta:paragraph-count="18" meta:word-count="18" meta:character-count="64" meta:non-whitespace-character-count="60"/>
  </office:meta>
</office:document-meta>
</file>